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FBFBF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4.92125cm"/>
    </style:style>
    <style:style style:name="co3" style:family="table-column">
      <style:table-column-properties fo:break-before="auto" style:column-width="4.418541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3.38666666666667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3.01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6" table:default-cell-style-name="ce1"/>
        <table:table-column table:style-name="co4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70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Bosch</text:p>
          </table:table-cell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ercedes-Benz.io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arky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OCUS</text:p>
          </table:table-cell>
          <table:table-cell office:value-type="string" table:style-name="ce1">
            <text:p>Matosinhos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Siemens</text:p>
          </table:table-cell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ritical Software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Fujitsu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Avlino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EDP</text:p>
          </table:table-cell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indera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Namecheap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ntellias</text:p>
          </table:table-cell>
          <table:table-cell table:number-columns-repeated="1637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New Work</text:p>
          </table:table-cell>
          <table:table-cell table:style-name="ce2"/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<text:a xlink:href="https://www.linkedin.com/company/euronext/life">Euronext</text:a>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nfraspeak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ecskill</text:p>
          </table:table-cell>
          <table:table-cell table:number-columns-repeated="1637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Sonae</text:p>
          </table:table-cell>
          <table:table-cell table:style-name="ce2"/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<text:a xlink:href="https://www.linkedin.com/company/ytechinnovation/life">Ytech</text:a>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Armis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We are Meta</text:p>
          </table:table-cell>
          <table:table-cell table:number-columns-repeated="1637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Deloitte</text:p>
          </table:table-cell>
          <table:table-cell table:style-name="ce2"/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RiT Solutions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Smart Consulting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nfoPortugal, Sistemas de Informação e Conteúdos, S.A.</text:p>
          </table:table-cell>
          <table:table-cell office:value-type="string" table:style-name="ce1">
            <text:p>Matosinhos</text:p>
          </table:table-cell>
          <table:table-cell table:number-columns-repeated="1637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Glintt</text:p>
          </table:table-cell>
          <table:table-cell table:style-name="ce2"/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Metyis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hyphen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Orbcom</text:p>
          </table:table-cell>
          <table:table-cell office:value-type="string" table:style-name="ce1">
            <text:p>Matosinhos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Natixis</text:p>
          </table:table-cell>
          <table:table-cell table:style-name="ce2"/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Banco BPI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hitachi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Flowinn</text:p>
          </table:table-cell>
          <table:table-cell office:value-type="string" table:style-name="ce1">
            <text:p>Matosinhos</text:p>
          </table:table-cell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Kantar</text:p>
          </table:table-cell>
          <table:table-cell table:style-name="ce2"/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Noesis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FABAMAQ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Mosano</text:p>
          </table:table-cell>
          <table:table-cell office:value-type="string" table:style-name="ce1">
            <text:p>Matosinhos</text:p>
          </table:table-cell>
          <table:table-cell table:number-columns-repeated="1637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Wunderman Thompson</text:p>
          </table:table-cell>
          <table:table-cell table:style-name="ce2"/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NTT DATA<text:s/>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korber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SoftLogic</text:p>
          </table:table-cell>
          <table:table-cell office:value-type="string" table:style-name="ce1">
            <text:p>Matosinhos</text:p>
          </table:table-cell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Feedzai</text:p>
          </table:table-cell>
          <table:table-cell table:style-name="ce2"/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WINPROVIT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Egor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Matosinhos</text:p>
          </table:table-cell>
          <table:table-cell table:number-columns-repeated="1637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Critical TechWorks</text:p>
          </table:table-cell>
          <table:table-cell table:style-name="ce2"/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Pixelmatters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Codigree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D4B - Consultoria e Soluções Informáticas</text:p>
          </table:table-cell>
          <table:table-cell office:value-type="string" table:style-name="ce1">
            <text:p>Matosinhos</text:p>
          </table:table-cell>
          <table:table-cell table:number-columns-repeated="1637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It Sector</text:p>
          </table:table-cell>
          <table:table-cell table:style-name="ce2"/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Ey</text:p>
          </table:table-cell>
          <table:table-cell office:value-type="string" table:style-name="ce1">
            <text:p>Porto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weezie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EVIO - Electrical Mobility</text:p>
          </table:table-cell>
          <table:table-cell office:value-type="string" table:style-name="ce1">
            <text:p>Matosinhos</text:p>
          </table:table-cell>
          <table:table-cell table:number-columns-repeated="1637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New Work</text:p>
          </table:table-cell>
          <table:table-cell table:style-name="ce2"/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Blip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Finantech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Óbvio</text:p>
          </table:table-cell>
          <table:table-cell office:value-type="string" table:style-name="ce1">
            <text:p>Matosinhos</text:p>
          </table:table-cell>
          <table:table-cell table:number-columns-repeated="1637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Ceiia</text:p>
          </table:table-cell>
          <table:table-cell office:value-type="string" table:style-name="ce1">
            <text:p>Matosinhos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agap2IT Portugal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devexperts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FEEDiU</text:p>
          </table:table-cell>
          <table:table-cell office:value-type="string" table:style-name="ce1">
            <text:p>Matosinhos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Coverflex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ew Work</text:p>
          </table:table-cell>
          <table:table-cell office:value-type="string" table:style-name="ce1">
            <text:p>Matosinho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New Work - kununu</text:p>
          </table:table-cell>
          <table:table-cell office:value-type="string" table:style-name="ce1">
            <text:p>Matosinho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New Work - XING</text:p>
          </table:table-cell>
          <table:table-cell office:value-type="string" table:style-name="ce1">
            <text:p>Matosinho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New Work - onlyfy by XING</text:p>
          </table:table-cell>
          <table:table-cell office:value-type="string" table:style-name="ce1">
            <text:p>Matosinho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E-goi</text:p>
          </table:table-cell>
          <table:table-cell office:value-type="string" table:style-name="ce1">
            <text:p>Matosinho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BySid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QuickOps Consulting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Volkswagen Digital Solutions 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HC Softwar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E-goi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iconium Digital Solutions 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roxi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Hey Digital Ventur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latform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oletiv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t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martex.ai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d Evolutio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XY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Hyphen Digital Experienc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onius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voteam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gm technology partners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Vodafone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iemens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pgemini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loitte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Neotalent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llent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Winprovit 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umos Consulting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RiT Solutions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KWAN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rupo PROEF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dentis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Ebankit - Omnichannel Innovati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andstad 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ubay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VideoSmart Ltd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kapeopl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Integer Consulting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incelo - Sistemas de Informação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iconium Digital Solution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<text:a xlink:href="https://www.itjobs.pt/empresa/it-people-innovation">IT People Innovation</text:a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Jumia Porto Tech Center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ebcomum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Körber Digital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Instaltech Portugal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Kodly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aloop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underman Thompson 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eezi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overflex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biweb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zantech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Hitachi Solutions Portugal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aber Interactive Porto</text:p>
          </table:table-cell>
          <table:table-cell office:value-type="string" table:style-name="ce1">
            <text:p>Gaia</text:p>
          </table:table-cell>
          <table:table-cell office:value-type="string" table:style-name="ce1">
            <text:p>Jogo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iometrid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olorElephan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iew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GEM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3Decid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<text:a xlink:href="https://www.itjobs.pt/empresa/michael-page-international-portugal">Michael Page Portugal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a xlink:href="https://www.itjobs.pt/empresa/yellowipe">YellowIpe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a xlink:href="https://www.itjobs.pt/empresa/kcs-it">KCS IT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a xlink:href="https://www.itjobs.pt/empresa/olisipo">Olisipo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a xlink:href="https://www.itjobs.pt/empresa/watermelon-tecnologia">Watermelon Tecnologia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a xlink:href="https://www.itjobs.pt/empresa/optigest">Optigest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a xlink:href="https://www.itjobs.pt/empresa/red-it">Red IT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a xlink:href="https://www.itjobs.pt/empresa/cleva-inetum">Cleva Inetum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a xlink:href="https://www.itjobs.pt/empresa/tarbase">Tarbase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a xlink:href="https://www.itjobs.pt/empresa/sooma">Sooma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a xlink:href="https://www.itjobs.pt/empresa/fraunhofer-portugal">Fraunhofer Portugal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a xlink:href="https://www.itjobs.pt/empresa/brasmar">Brasmar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a xlink:href="https://www.itjobs.pt/empresa/b-simple">B-Simple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lantic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inantech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ant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Drive Navigation Systems S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evScop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CS i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oesi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ritical Manufactur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anco BP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insoluti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rupo Nabeiro/Delta Café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nnotech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trati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heloop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uphillhealth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imold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MW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SA Peugeot Citroë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ercedes-Benz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DP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rimavera B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amsu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uper Bock Group</text:p>
          </table:table-cell>
          <table:table-cell table:number-columns-repeated="16382"/>
        </table:table-row>
        <table:table-row table:number-rows-repeated="10484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Soft Dev</meta:initial-creator>
    <dc:creator>Soft Dev</dc:creator>
    <meta:creation-date>2024-01-04T10:13:33Z</meta:creation-date>
    <dc:date>2024-01-08T14:03:48Z</dc:date>
  </office:meta>
</office:document-meta>
</file>